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4a26" officeooo:paragraph-rsid="000e4a2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e4a26" officeooo:paragraph-rsid="000e4a2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Security Amigoscode</text:p>
      <text:p text:style-name="P1"/>
      <text:p text:style-name="P2"><text:a xlink:type="simple" xlink:href="https://github.com/amigoscode/spring-boot-security-course" text:style-name="Internet_20_link" text:visited-style-name="Visited_20_Internet_20_Link">https://github.com/amigoscode/spring-boot-security-cours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2:12:50.544261082</meta:creation-date>
    <dc:date>2020-11-12T15:36:01.349612138</dc:date>
    <meta:editing-duration>P2DT21H23M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" meta:word-count="4" meta:character-count="83" meta:non-whitespace-character-count="81"/>
  </office:meta>
</office:document-meta>
</file>